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text-properties officeooo:paragraph-rsid="0041e98c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5b1294" style:font-size-asian="10pt" style:font-weight-asian="normal" style:font-size-complex="10pt" style:font-weight-complex="normal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746d2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5b1294" style:font-size-asian="10pt" style:font-weight-asian="normal" style:font-size-complex="10pt" style:font-weight-complex="normal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44825" officeooo:paragraph-rsid="00744825" style:font-size-asian="10pt" style:font-weight-asian="normal" style:font-size-complex="10pt" style:font-weight-complex="normal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44825" officeooo:paragraph-rsid="00746d20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794fb7" officeooo:paragraph-rsid="00794fb7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font-size="4pt" officeooo:paragraph-rsid="0049b282" style:font-size-asian="4.19999980926514pt" style:font-size-complex="4.80000019073486pt"/>
    </style:style>
    <style:style style:name="P1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79317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f42a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3">: </text:span><text:span text:style-name="T2">Récolter le sel de mer et d'ailleurs</text:span><text:span text:style-name="T3">.</text:span></text:p>
      <text:p text:style-name="P9"/>
      <text:p text:style-name="P2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6"><text:s text:c="5"/></text:span><text:span text:style-name="T4">Votre mission-travail à réaliser </text:span><text:span text:style-name="T5">:</text:span></text:p>
      <text:p text:style-name="P5"><text:a xlink:type="simple" xlink:href="https://www.youtube.com/watch?v=ChUai6Wbm78" text:style-name="Internet_20_link" text:visited-style-name="Visited_20_Internet_20_Link">https://www.youtube.com/watch?v=ChUai6Wbm78</text:a></text:p>
      <text:p text:style-name="P8">Visionner la vidéo et répondre aux questions.</text:p>
      <text:list xml:id="list4158823016" text:style-name="L1">
        <text:list-item>
          <text:p text:style-name="P3">Quels sont les différents type de sel présent dans la mer? Lequel est majoritaire?</text:p>
        </text:list-item>
      </text:list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list xml:id="list5919400328379" text:continue-numbering="true" text:style-name="L1">
        <text:list-item>
          <text:p text:style-name="P6">Quelle mer cité à la plus grande densité? Quel en est la conséquence?</text:p>
        </text:list-item>
      </text:list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list xml:id="list5919340774186" text:continue-numbering="true" text:style-name="L1">
        <text:list-item>
          <text:p text:style-name="P6">Comment entretient-on un marais salant?</text:p>
        </text:list-item>
      </text:list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list xml:id="list5918464821966" text:continue-numbering="true" text:style-name="L1">
        <text:list-item>
          <text:p text:style-name="P7">Pourquoi faut-il filtrer l'eau du marais salants?</text:p>
        </text:list-item>
      </text:list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list xml:id="list5918764746578" text:continue-numbering="true" text:style-name="L1">
        <text:list-item>
          <text:p text:style-name="P4">Quelle autre méthode de récolte du sel existe?</text:p>
        </text:list-item>
      </text:list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  <text:p text:style-name="P10">……………………...……………………...……………………...……………………...……………………...……………………...……………………...……………………...……………………...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3M5S</meta:editing-duration>
    <meta:editing-cycles>28</meta:editing-cycles>
    <meta:generator>LibreOffice/7.0.4.2$Linux_X86_64 LibreOffice_project/00$Build-2</meta:generator>
    <meta:creation-date>2021-02-11T10:59:54.903285377</meta:creation-date>
    <meta:initial-creator>J Cercy</meta:initial-creator>
    <dc:date>2021-05-12T00:59:17.520764419</dc:date>
    <dc:creator>J Cercy</dc:creator>
    <meta:document-statistic meta:table-count="0" meta:image-count="1" meta:object-count="0" meta:page-count="1" meta:paragraph-count="24" meta:word-count="89" meta:character-count="1970" meta:non-whitespace-character-count="1905"/>
  </office:meta>
</office:document-meta>
</file>